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solid" draw:fill-color="#f2f2f2" draw:shadow="hidden"/>
    </style:style>
    <style:style style:name="gr7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0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11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13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14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17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18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20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21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22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23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none" draw:textarea-vertical-align="middle" fo:min-height="4.798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31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34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37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38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39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40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41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42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45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46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51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52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53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54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56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57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58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60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61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Corbel1" fo:font-size="10pt" style:font-name-asian="Corbel1" style:font-size-asian="10pt" style:font-name-complex="Corbel1" style:font-size-complex="10pt"/>
    </style:style>
    <style:style style:name="T3" style:family="text">
      <style:text-properties fo:color="#000000" style:font-name="Corbel1" fo:font-size="8pt" style:font-name-asian="Corbel1" style:font-size-asian="8pt" style:font-name-complex="Corbel1" style:font-size-complex="8pt"/>
    </style:style>
    <style:style style:name="T4" style:family="text">
      <style:text-properties fo:color="#000000" style:font-name="Corbel1" fo:font-size="10pt" style:font-name-asian="Corbel1" style:font-size-asian="10pt" style:font-name-complex="Corbel1" style:font-size-complex="10pt"/>
    </style:style>
    <style:style style:name="T5" style:family="text">
      <style:text-properties fo:color="#000000" style:font-name="Corbel1" fo:font-size="14pt" style:font-name-asian="Corbel1" style:font-size-asian="14pt" style:font-name-complex="Corbel1" style:font-size-complex="14pt"/>
    </style:style>
    <style:style style:name="T6" style:family="text">
      <style:text-properties fo:color="#000000" style:font-name="Corbel1" fo:font-size="12pt" style:font-name-asian="Corbel1" style:font-size-asian="12pt" style:font-name-complex="Corbel1" style:font-size-complex="12pt"/>
    </style:style>
    <style:style style:name="T7" style:family="text">
      <style:text-properties fo:color="#ffffff" style:font-name="Corbel1" fo:font-size="14pt" style:font-name-asian="Corbel1" style:font-size-asian="14pt" style:font-name-complex="Corbe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layer="layout" svg:width="14.446cm" svg:height="6.032cm" svg:x="1.673cm" svg:y="8.429cm" svg:viewBox="0 0 14447 6033" draw:points="0,6033 14447,6033 14447,0 0,0">
              <text:p/>
            </draw:polygon>
            <draw:polygon draw:style-name="gr2" draw:layer="layout" svg:width="14.446cm" svg:height="6.032cm" svg:x="1.673cm" svg:y="8.429cm" svg:viewBox="0 0 14447 6033" draw:points="0,6033 14447,6033 14447,0 0,0">
              <text:p/>
            </draw:polygon>
          </draw:g>
          <draw:frame draw:style-name="gr3" draw:layer="layout" svg:width="12.641cm" svg:height="0.779cm" svg:x="2.576cm" svg:y="8.04cm">
            <draw:text-box>
              <text:p text:style-name="P1"><text:span text:style-name="T1">Managed Nodes</text:span></text:p>
            </draw:text-box>
          </draw:frame>
        </draw:g>
        <draw:line draw:style-name="gr4" draw:layer="layout" svg:x1="12.383cm" svg:y1="11.503cm" svg:x2="16.024cm" svg:y2="21.04cm">
          <text:p/>
        </draw:line>
        <draw:line draw:style-name="gr5" draw:layer="layout" svg:x1="5.393cm" svg:y1="11.483cm" svg:x2="1.775cm" svg:y2="21.046cm">
          <text:p/>
        </draw:line>
        <draw:g>
          <draw:g>
            <draw:polygon draw:style-name="gr6" draw:layer="layout" svg:width="14.446cm" svg:height="5.753cm" svg:x="1.673cm" svg:y="15.376cm" svg:viewBox="0 0 14447 5754" draw:points="0,5754 14447,5754 14447,0 0,0">
              <text:p/>
            </draw:polygon>
            <draw:polygon draw:style-name="gr2" draw:layer="layout" svg:width="14.446cm" svg:height="5.753cm" svg:x="1.673cm" svg:y="15.376cm" svg:viewBox="0 0 14447 5754" draw:points="0,5754 14447,5754 14447,0 0,0">
              <text:p/>
            </draw:polygon>
          </draw:g>
          <draw:frame draw:style-name="gr7" draw:layer="layout" svg:width="12.641cm" svg:height="0.779cm" svg:x="2.576cm" svg:y="14.986cm">
            <draw:text-box>
              <text:p text:style-name="P1"><text:span text:style-name="T1">Allocation</text:span></text:p>
            </draw:text-box>
          </draw:frame>
        </draw:g>
        <draw:g>
          <draw:g>
            <draw:polygon draw:style-name="gr6" draw:layer="layout" svg:width="7.144cm" svg:height="2.858cm" svg:x="5.324cm" svg:y="8.747cm" svg:viewBox="0 0 7145 2859" draw:points="0,2859 7145,2859 7145,0 0,0">
              <text:p/>
            </draw:polygon>
            <draw:polygon draw:style-name="gr2" draw:layer="layout" svg:width="7.144cm" svg:height="2.858cm" svg:x="5.324cm" svg:y="8.747cm" svg:viewBox="0 0 7145 2859" draw:points="0,2859 7145,2859 7145,0 0,0">
              <text:p/>
            </draw:polygon>
          </draw:g>
          <draw:frame draw:style-name="gr8" draw:layer="layout" svg:width="6.251cm" svg:height="0.779cm" svg:x="5.771cm" svg:y="8.357cm">
            <draw:text-box>
              <text:p text:style-name="P1"><text:span text:style-name="T1">Allocation</text:span></text:p>
            </draw:text-box>
          </draw:frame>
        </draw:g>
        <draw:g>
          <draw:g>
            <draw:polygon draw:style-name="gr9" draw:layer="layout" svg:width="3.016cm" svg:height="2.194cm" svg:x="2.149cm" svg:y="9.064cm" svg:viewBox="0 0 3017 2195" draw:points="0,2195 3017,2195 3017,0 0,0">
              <text:p/>
            </draw:polygon>
            <draw:polygon draw:style-name="gr2" draw:layer="layout" svg:width="3.016cm" svg:height="2.194cm" svg:x="2.149cm" svg:y="9.064cm" svg:viewBox="0 0 3017 2195" draw:points="0,2195 3017,2195 3017,0 0,0">
              <text:p/>
            </draw:polygon>
          </draw:g>
        </draw:g>
        <draw:g>
          <draw:g>
            <draw:polygon draw:style-name="gr10" draw:layer="layout" svg:width="2.381cm" svg:height="0.556cm" svg:x="2.467cm" svg:y="9.302cm" svg:viewBox="0 0 2382 557" draw:points="0,557 2382,557 2382,0 0,0">
              <text:p/>
            </draw:polygon>
            <draw:polygon draw:style-name="gr2" draw:layer="layout" svg:width="2.381cm" svg:height="0.556cm" svg:x="2.467cm" svg:y="9.302cm" svg:viewBox="0 0 2382 557" draw:points="0,557 2382,557 2382,0 0,0">
              <text:p/>
            </draw:polygon>
          </draw:g>
          <draw:frame draw:style-name="gr11" draw:layer="layout" svg:width="2.381cm" svg:height="0.698cm" svg:x="2.467cm" svg:y="9.231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2" draw:layer="layout" svg:width="3.016cm" svg:height="2.194cm" svg:x="5.642cm" svg:y="9.093cm" svg:viewBox="0 0 3017 2195" draw:points="0,2195 3017,2195 3017,0 0,0">
              <text:p/>
            </draw:polygon>
            <draw:polygon draw:style-name="gr2" draw:layer="layout" svg:width="3.016cm" svg:height="2.194cm" svg:x="5.642cm" svg:y="9.093cm" svg:viewBox="0 0 3017 2195" draw:points="0,2195 3017,2195 3017,0 0,0">
              <text:p/>
            </draw:polygon>
          </draw:g>
        </draw:g>
        <draw:g>
          <draw:g>
            <draw:polygon draw:style-name="gr13" draw:layer="layout" svg:width="2.381cm" svg:height="0.556cm" svg:x="5.959cm" svg:y="9.331cm" svg:viewBox="0 0 2382 557" draw:points="0,557 2382,557 2382,0 0,0">
              <text:p/>
            </draw:polygon>
            <draw:polygon draw:style-name="gr2" draw:layer="layout" svg:width="2.381cm" svg:height="0.556cm" svg:x="5.959cm" svg:y="9.331cm" svg:viewBox="0 0 2382 557" draw:points="0,557 2382,557 2382,0 0,0">
              <text:p/>
            </draw:polygon>
          </draw:g>
          <draw:frame draw:style-name="gr11" draw:layer="layout" svg:width="2.381cm" svg:height="0.698cm" svg:x="5.959cm" svg:y="9.26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4" draw:layer="layout" svg:width="3.016cm" svg:height="2.194cm" svg:x="9.134cm" svg:y="9.064cm" svg:viewBox="0 0 3017 2195" draw:points="0,2195 3017,2195 3017,0 0,0">
              <text:p/>
            </draw:polygon>
            <draw:polygon draw:style-name="gr2" draw:layer="layout" svg:width="3.016cm" svg:height="2.194cm" svg:x="9.134cm" svg:y="9.064cm" svg:viewBox="0 0 3017 2195" draw:points="0,2195 3017,2195 3017,0 0,0">
              <text:p/>
            </draw:polygon>
          </draw:g>
        </draw:g>
        <draw:g>
          <draw:g>
            <draw:polygon draw:style-name="gr15" draw:layer="layout" svg:width="2.381cm" svg:height="0.556cm" svg:x="9.452cm" svg:y="9.302cm" svg:viewBox="0 0 2382 557" draw:points="0,557 2382,557 2382,0 0,0">
              <text:p/>
            </draw:polygon>
            <draw:polygon draw:style-name="gr2" draw:layer="layout" svg:width="2.381cm" svg:height="0.556cm" svg:x="9.452cm" svg:y="9.302cm" svg:viewBox="0 0 2382 557" draw:points="0,557 2382,557 2382,0 0,0">
              <text:p/>
            </draw:polygon>
          </draw:g>
          <draw:frame draw:style-name="gr11" draw:layer="layout" svg:width="2.381cm" svg:height="0.698cm" svg:x="9.452cm" svg:y="9.231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6" draw:layer="layout" svg:width="3.016cm" svg:height="2.194cm" svg:x="12.627cm" svg:y="9.093cm" svg:viewBox="0 0 3017 2195" draw:points="0,2195 3017,2195 3017,0 0,0">
              <text:p/>
            </draw:polygon>
            <draw:polygon draw:style-name="gr2" draw:layer="layout" svg:width="3.016cm" svg:height="2.194cm" svg:x="12.627cm" svg:y="9.093cm" svg:viewBox="0 0 3017 2195" draw:points="0,2195 3017,2195 3017,0 0,0">
              <text:p/>
            </draw:polygon>
          </draw:g>
        </draw:g>
        <draw:g>
          <draw:g>
            <draw:polygon draw:style-name="gr17" draw:layer="layout" svg:width="2.381cm" svg:height="0.556cm" svg:x="12.944cm" svg:y="9.331cm" svg:viewBox="0 0 2382 557" draw:points="0,557 2382,557 2382,0 0,0">
              <text:p/>
            </draw:polygon>
            <draw:polygon draw:style-name="gr2" draw:layer="layout" svg:width="2.381cm" svg:height="0.556cm" svg:x="12.944cm" svg:y="9.331cm" svg:viewBox="0 0 2382 557" draw:points="0,557 2382,557 2382,0 0,0">
              <text:p/>
            </draw:polygon>
          </draw:g>
          <draw:frame draw:style-name="gr11" draw:layer="layout" svg:width="2.381cm" svg:height="0.698cm" svg:x="12.944cm" svg:y="9.26cm">
            <draw:text-box>
              <text:p text:style-name="P2"><text:span text:style-name="T2"><text:s/></text:span><text:span text:style-name="T2">SLURMD</text:span></text:p>
            </draw:text-box>
          </draw:frame>
        </draw:g>
        <draw:g>
          <draw:g>
            <draw:polygon draw:style-name="gr18" draw:layer="layout" svg:width="3.016cm" svg:height="2.194cm" svg:x="2.149cm" svg:y="11.763cm" svg:viewBox="0 0 3017 2195" draw:points="0,2195 3017,2195 3017,0 0,0">
              <text:p/>
            </draw:polygon>
            <draw:polygon draw:style-name="gr2" draw:layer="layout" svg:width="3.016cm" svg:height="2.194cm" svg:x="2.149cm" svg:y="11.763cm" svg:viewBox="0 0 3017 2195" draw:points="0,2195 3017,2195 3017,0 0,0">
              <text:p/>
            </draw:polygon>
          </draw:g>
        </draw:g>
        <draw:g>
          <draw:g>
            <draw:polygon draw:style-name="gr19" draw:layer="layout" svg:width="2.381cm" svg:height="0.556cm" svg:x="2.467cm" svg:y="12.001cm" svg:viewBox="0 0 2382 557" draw:points="0,557 2382,557 2382,0 0,0">
              <text:p/>
            </draw:polygon>
            <draw:polygon draw:style-name="gr2" draw:layer="layout" svg:width="2.381cm" svg:height="0.556cm" svg:x="2.467cm" svg:y="12.001cm" svg:viewBox="0 0 2382 557" draw:points="0,557 2382,557 2382,0 0,0">
              <text:p/>
            </draw:polygon>
          </draw:g>
          <draw:frame draw:style-name="gr11" draw:layer="layout" svg:width="2.381cm" svg:height="0.698cm" svg:x="2.467cm" svg:y="11.93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0" draw:layer="layout" svg:width="3.016cm" svg:height="2.194cm" svg:x="5.642cm" svg:y="11.792cm" svg:viewBox="0 0 3017 2195" draw:points="0,2195 3017,2195 3017,0 0,0">
              <text:p/>
            </draw:polygon>
            <draw:polygon draw:style-name="gr2" draw:layer="layout" svg:width="3.016cm" svg:height="2.194cm" svg:x="5.642cm" svg:y="11.792cm" svg:viewBox="0 0 3017 2195" draw:points="0,2195 3017,2195 3017,0 0,0">
              <text:p/>
            </draw:polygon>
          </draw:g>
        </draw:g>
        <draw:g>
          <draw:g>
            <draw:polygon draw:style-name="gr21" draw:layer="layout" svg:width="2.381cm" svg:height="0.556cm" svg:x="5.959cm" svg:y="12.03cm" svg:viewBox="0 0 2382 557" draw:points="0,557 2382,557 2382,0 0,0">
              <text:p/>
            </draw:polygon>
            <draw:polygon draw:style-name="gr2" draw:layer="layout" svg:width="2.381cm" svg:height="0.556cm" svg:x="5.959cm" svg:y="12.03cm" svg:viewBox="0 0 2382 557" draw:points="0,557 2382,557 2382,0 0,0">
              <text:p/>
            </draw:polygon>
          </draw:g>
          <draw:frame draw:style-name="gr11" draw:layer="layout" svg:width="2.381cm" svg:height="0.698cm" svg:x="5.959cm" svg:y="11.95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2" draw:layer="layout" svg:width="3.016cm" svg:height="2.194cm" svg:x="9.134cm" svg:y="11.763cm" svg:viewBox="0 0 3017 2195" draw:points="0,2195 3017,2195 3017,0 0,0">
              <text:p/>
            </draw:polygon>
            <draw:polygon draw:style-name="gr2" draw:layer="layout" svg:width="3.016cm" svg:height="2.194cm" svg:x="9.134cm" svg:y="11.763cm" svg:viewBox="0 0 3017 2195" draw:points="0,2195 3017,2195 3017,0 0,0">
              <text:p/>
            </draw:polygon>
          </draw:g>
        </draw:g>
        <draw:g>
          <draw:g>
            <draw:polygon draw:style-name="gr23" draw:layer="layout" svg:width="2.381cm" svg:height="0.556cm" svg:x="9.452cm" svg:y="12.001cm" svg:viewBox="0 0 2382 557" draw:points="0,557 2382,557 2382,0 0,0">
              <text:p/>
            </draw:polygon>
            <draw:polygon draw:style-name="gr2" draw:layer="layout" svg:width="2.381cm" svg:height="0.556cm" svg:x="9.452cm" svg:y="12.001cm" svg:viewBox="0 0 2382 557" draw:points="0,557 2382,557 2382,0 0,0">
              <text:p/>
            </draw:polygon>
          </draw:g>
          <draw:frame draw:style-name="gr11" draw:layer="layout" svg:width="2.381cm" svg:height="0.698cm" svg:x="9.452cm" svg:y="11.93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4" draw:layer="layout" svg:width="3.016cm" svg:height="2.194cm" svg:x="12.627cm" svg:y="11.792cm" svg:viewBox="0 0 3017 2195" draw:points="0,2195 3017,2195 3017,0 0,0">
              <text:p/>
            </draw:polygon>
            <draw:polygon draw:style-name="gr2" draw:layer="layout" svg:width="3.016cm" svg:height="2.194cm" svg:x="12.627cm" svg:y="11.792cm" svg:viewBox="0 0 3017 2195" draw:points="0,2195 3017,2195 3017,0 0,0">
              <text:p/>
            </draw:polygon>
          </draw:g>
        </draw:g>
        <draw:g>
          <draw:g>
            <draw:polygon draw:style-name="gr25" draw:layer="layout" svg:width="2.381cm" svg:height="0.556cm" svg:x="12.944cm" svg:y="12.03cm" svg:viewBox="0 0 2382 557" draw:points="0,557 2382,557 2382,0 0,0">
              <text:p/>
            </draw:polygon>
            <draw:polygon draw:style-name="gr2" draw:layer="layout" svg:width="2.381cm" svg:height="0.556cm" svg:x="12.944cm" svg:y="12.03cm" svg:viewBox="0 0 2382 557" draw:points="0,557 2382,557 2382,0 0,0">
              <text:p/>
            </draw:polygon>
          </draw:g>
          <draw:frame draw:style-name="gr11" draw:layer="layout" svg:width="2.381cm" svg:height="0.698cm" svg:x="12.944cm" svg:y="11.959cm">
            <draw:text-box>
              <text:p text:style-name="P2"><text:span text:style-name="T2">SLURMD</text:span></text:p>
            </draw:text-box>
          </draw:frame>
        </draw:g>
        <draw:line draw:style-name="gr26" draw:layer="layout" svg:x1="5.337cm" svg:y1="8.98cm" svg:x2="1.812cm" svg:y2="15.435cm">
          <text:p/>
        </draw:line>
        <draw:line draw:style-name="gr27" draw:layer="layout" svg:x1="12.415cm" svg:y1="8.888cm" svg:x2="15.966cm" svg:y2="15.429cm">
          <text:p/>
        </draw:line>
        <draw:g>
          <draw:g>
            <draw:polygon draw:style-name="gr28" draw:layer="layout" svg:width="6.668cm" svg:height="5.08cm" svg:x="1.991cm" svg:y="15.732cm" svg:viewBox="0 0 6669 5081" draw:points="0,5081 6669,5081 6669,0 0,0">
              <text:p/>
            </draw:polygon>
            <draw:polygon draw:style-name="gr2" draw:layer="layout" svg:width="6.668cm" svg:height="5.08cm" svg:x="1.991cm" svg:y="15.732cm" svg:viewBox="0 0 6669 5081" draw:points="0,5081 6669,5081 6669,0 0,0">
              <text:p/>
            </draw:polygon>
          </draw:g>
          <draw:frame draw:style-name="gr29" draw:layer="layout" svg:width="6.668cm" svg:height="5.08cm" svg:x="1.991cm" svg:y="15.732cm">
            <draw:text-box>
              <text:p text:style-name="P2"><text:span text:style-name="T3">text</text:span></text:p>
            </draw:text-box>
          </draw:frame>
        </draw:g>
        <draw:g>
          <draw:g>
            <draw:polygon draw:style-name="gr30" draw:layer="layout" svg:width="6.066cm" svg:height="0.652cm" svg:x="2.291cm" svg:y="16.032cm" svg:viewBox="0 0 6067 653" draw:points="0,653 6067,653 6067,0 0,0">
              <text:p/>
            </draw:polygon>
            <draw:polygon draw:style-name="gr2" draw:layer="layout" svg:width="6.066cm" svg:height="0.652cm" svg:x="2.291cm" svg:y="16.032cm" svg:viewBox="0 0 6067 653" draw:points="0,653 6067,653 6067,0 0,0">
              <text:p/>
            </draw:polygon>
          </draw:g>
          <draw:frame draw:style-name="gr31" draw:layer="layout" svg:width="6.066cm" svg:height="0.698cm" svg:x="2.291cm" svg:y="16.00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32" draw:layer="layout" svg:width="6.066cm" svg:height="0.652cm" svg:x="2.291cm" svg:y="16.684cm" svg:viewBox="0 0 6067 653" draw:points="0,653 6067,653 6067,0 0,0">
              <text:p/>
            </draw:polygon>
            <draw:polygon draw:style-name="gr2" draw:layer="layout" svg:width="6.066cm" svg:height="0.652cm" svg:x="2.291cm" svg:y="16.684cm" svg:viewBox="0 0 6067 653" draw:points="0,653 6067,653 6067,0 0,0">
              <text:p/>
            </draw:polygon>
          </draw:g>
          <draw:frame draw:style-name="gr31" draw:layer="layout" svg:width="6.066cm" svg:height="0.698cm" svg:x="2.291cm" svg:y="16.661cm">
            <draw:text-box>
              <text:p text:style-name="P2"><text:span text:style-name="T4">SLURMSTEPD</text:span></text:p>
            </draw:text-box>
          </draw:frame>
        </draw:g>
        <draw:g>
          <draw:g>
            <draw:polygon draw:style-name="gr33" draw:layer="layout" svg:width="2.858cm" svg:height="2.858cm" svg:x="2.325cm" svg:y="17.637cm" svg:viewBox="0 0 2859 2859" draw:points="0,2859 2859,2859 2859,0 0,0">
              <text:p/>
            </draw:polygon>
            <draw:polygon draw:style-name="gr2" draw:layer="layout" svg:width="2.858cm" svg:height="2.858cm" svg:x="2.325cm" svg:y="17.637cm" svg:viewBox="0 0 2859 2859" draw:points="0,2859 2859,2859 2859,0 0,0">
              <text:p/>
            </draw:polygon>
          </draw:g>
          <draw:frame draw:style-name="gr34" draw:layer="layout" svg:width="2.858cm" svg:height="2.858cm" svg:x="2.325cm" svg:y="17.637cm">
            <draw:text-box>
              <text:p text:style-name="P2"><text:span text:style-name="T5">Rank 0</text:span></text:p>
            </draw:text-box>
          </draw:frame>
        </draw:g>
        <draw:g>
          <draw:g>
            <draw:polygon draw:style-name="gr35" draw:layer="layout" svg:width="2.858cm" svg:height="2.858cm" svg:x="5.483cm" svg:y="17.637cm" svg:viewBox="0 0 2859 2859" draw:points="0,2859 2859,2859 2859,0 0,0">
              <text:p/>
            </draw:polygon>
            <draw:polygon draw:style-name="gr2" draw:layer="layout" svg:width="2.858cm" svg:height="2.858cm" svg:x="5.483cm" svg:y="17.637cm" svg:viewBox="0 0 2859 2859" draw:points="0,2859 2859,2859 2859,0 0,0">
              <text:p/>
            </draw:polygon>
          </draw:g>
          <draw:frame draw:style-name="gr34" draw:layer="layout" svg:width="2.858cm" svg:height="2.858cm" svg:x="5.483cm" svg:y="17.637cm">
            <draw:text-box>
              <text:p text:style-name="P2"><text:span text:style-name="T5">Rank 1</text:span></text:p>
            </draw:text-box>
          </draw:frame>
        </draw:g>
        <draw:g>
          <draw:g>
            <draw:polygon draw:style-name="gr36" draw:layer="layout" svg:width="6.668cm" svg:height="5.08cm" svg:x="9.134cm" svg:y="15.732cm" svg:viewBox="0 0 6669 5081" draw:points="0,5081 6669,5081 6669,0 0,0">
              <text:p/>
            </draw:polygon>
            <draw:polygon draw:style-name="gr2" draw:layer="layout" svg:width="6.668cm" svg:height="5.08cm" svg:x="9.134cm" svg:y="15.732cm" svg:viewBox="0 0 6669 5081" draw:points="0,5081 6669,5081 6669,0 0,0">
              <text:p/>
            </draw:polygon>
          </draw:g>
          <draw:frame draw:style-name="gr29" draw:layer="layout" svg:width="6.668cm" svg:height="5.08cm" svg:x="9.134cm" svg:y="15.732cm">
            <draw:text-box>
              <text:p text:style-name="P2"><text:span text:style-name="T3">text</text:span></text:p>
            </draw:text-box>
          </draw:frame>
        </draw:g>
        <draw:g>
          <draw:g>
            <draw:polygon draw:style-name="gr37" draw:layer="layout" svg:width="6.066cm" svg:height="0.652cm" svg:x="9.435cm" svg:y="16.032cm" svg:viewBox="0 0 6067 653" draw:points="0,653 6067,653 6067,0 0,0">
              <text:p/>
            </draw:polygon>
            <draw:polygon draw:style-name="gr2" draw:layer="layout" svg:width="6.066cm" svg:height="0.652cm" svg:x="9.435cm" svg:y="16.032cm" svg:viewBox="0 0 6067 653" draw:points="0,653 6067,653 6067,0 0,0">
              <text:p/>
            </draw:polygon>
          </draw:g>
          <draw:frame draw:style-name="gr31" draw:layer="layout" svg:width="6.066cm" svg:height="0.698cm" svg:x="9.435cm" svg:y="16.00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38" draw:layer="layout" svg:width="6.066cm" svg:height="0.652cm" svg:x="9.435cm" svg:y="16.676cm" svg:viewBox="0 0 6067 653" draw:points="0,653 6067,653 6067,0 0,0">
              <text:p/>
            </draw:polygon>
            <draw:polygon draw:style-name="gr2" draw:layer="layout" svg:width="6.066cm" svg:height="0.652cm" svg:x="9.435cm" svg:y="16.676cm" svg:viewBox="0 0 6067 653" draw:points="0,653 6067,653 6067,0 0,0">
              <text:p/>
            </draw:polygon>
          </draw:g>
          <draw:frame draw:style-name="gr31" draw:layer="layout" svg:width="6.066cm" svg:height="0.698cm" svg:x="9.435cm" svg:y="16.653cm">
            <draw:text-box>
              <text:p text:style-name="P2"><text:span text:style-name="T4">SLURMSTEPD</text:span></text:p>
            </draw:text-box>
          </draw:frame>
        </draw:g>
        <draw:g>
          <draw:g>
            <draw:polygon draw:style-name="gr39" draw:layer="layout" svg:width="2.858cm" svg:height="2.858cm" svg:x="9.469cm" svg:y="17.637cm" svg:viewBox="0 0 2859 2859" draw:points="0,2859 2859,2859 2859,0 0,0">
              <text:p/>
            </draw:polygon>
            <draw:polygon draw:style-name="gr2" draw:layer="layout" svg:width="2.858cm" svg:height="2.858cm" svg:x="9.469cm" svg:y="17.637cm" svg:viewBox="0 0 2859 2859" draw:points="0,2859 2859,2859 2859,0 0,0">
              <text:p/>
            </draw:polygon>
          </draw:g>
          <draw:frame draw:style-name="gr34" draw:layer="layout" svg:width="2.858cm" svg:height="2.858cm" svg:x="9.469cm" svg:y="17.637cm">
            <draw:text-box>
              <text:p text:style-name="P2"><text:span text:style-name="T5">Rank 2</text:span></text:p>
            </draw:text-box>
          </draw:frame>
        </draw:g>
        <draw:g>
          <draw:g>
            <draw:polygon draw:style-name="gr40" draw:layer="layout" svg:width="2.858cm" svg:height="2.858cm" svg:x="12.627cm" svg:y="17.637cm" svg:viewBox="0 0 2859 2859" draw:points="0,2859 2859,2859 2859,0 0,0">
              <text:p/>
            </draw:polygon>
            <draw:polygon draw:style-name="gr2" draw:layer="layout" svg:width="2.858cm" svg:height="2.858cm" svg:x="12.627cm" svg:y="17.637cm" svg:viewBox="0 0 2859 2859" draw:points="0,2859 2859,2859 2859,0 0,0">
              <text:p/>
            </draw:polygon>
          </draw:g>
          <draw:frame draw:style-name="gr34" draw:layer="layout" svg:width="2.858cm" svg:height="2.858cm" svg:x="12.627cm" svg:y="17.637cm">
            <draw:text-box>
              <text:p text:style-name="P2"><text:span text:style-name="T5">Rank 3</text:span></text:p>
            </draw:text-box>
          </draw:frame>
        </draw:g>
        <draw:g>
          <draw:g>
            <draw:polygon draw:style-name="gr41" draw:layer="layout" svg:width="1.877cm" svg:height="0.318cm" svg:x="2.784cm" svg:y="17.835cm" svg:viewBox="0 0 1878 319" draw:points="0,319 1878,319 1878,0 0,0">
              <text:p/>
            </draw:polygon>
            <draw:polygon draw:style-name="gr2" draw:layer="layout" svg:width="1.877cm" svg:height="0.318cm" svg:x="2.784cm" svg:y="17.835cm" svg:viewBox="0 0 1878 319" draw:points="0,319 1878,319 1878,0 0,0">
              <text:p/>
            </draw:polygon>
          </draw:g>
          <draw:frame draw:style-name="gr42" draw:layer="layout" svg:width="1.877cm" svg:height="0.698cm" svg:x="2.784cm" svg:y="17.645cm">
            <draw:text-box>
              <text:p text:style-name="P2"><text:span text:style-name="T4">PMI</text:span></text:p>
            </draw:text-box>
          </draw:frame>
        </draw:g>
        <draw:g>
          <draw:g>
            <draw:polygon draw:style-name="gr43" draw:layer="layout" svg:width="1.877cm" svg:height="0.318cm" svg:x="5.973cm" svg:y="17.875cm" svg:viewBox="0 0 1878 319" draw:points="0,319 1878,319 1878,0 0,0">
              <text:p/>
            </draw:polygon>
            <draw:polygon draw:style-name="gr2" draw:layer="layout" svg:width="1.877cm" svg:height="0.318cm" svg:x="5.973cm" svg:y="17.875cm" svg:viewBox="0 0 1878 319" draw:points="0,319 1878,319 1878,0 0,0">
              <text:p/>
            </draw:polygon>
          </draw:g>
          <draw:frame draw:style-name="gr42" draw:layer="layout" svg:width="1.877cm" svg:height="0.698cm" svg:x="5.973cm" svg:y="17.685cm">
            <draw:text-box>
              <text:p text:style-name="P2"><text:span text:style-name="T4">PMI</text:span></text:p>
            </draw:text-box>
          </draw:frame>
        </draw:g>
        <draw:g>
          <draw:g>
            <draw:polygon draw:style-name="gr44" draw:layer="layout" svg:width="1.877cm" svg:height="0.318cm" svg:x="9.959cm" svg:y="17.875cm" svg:viewBox="0 0 1878 319" draw:points="0,319 1878,319 1878,0 0,0">
              <text:p/>
            </draw:polygon>
            <draw:polygon draw:style-name="gr2" draw:layer="layout" svg:width="1.877cm" svg:height="0.318cm" svg:x="9.959cm" svg:y="17.875cm" svg:viewBox="0 0 1878 319" draw:points="0,319 1878,319 1878,0 0,0">
              <text:p/>
            </draw:polygon>
          </draw:g>
          <draw:frame draw:style-name="gr42" draw:layer="layout" svg:width="1.877cm" svg:height="0.698cm" svg:x="9.959cm" svg:y="17.685cm">
            <draw:text-box>
              <text:p text:style-name="P2"><text:span text:style-name="T4">PMI</text:span></text:p>
            </draw:text-box>
          </draw:frame>
        </draw:g>
        <draw:g>
          <draw:g>
            <draw:polygon draw:style-name="gr45" draw:layer="layout" svg:width="1.877cm" svg:height="0.318cm" svg:x="13.117cm" svg:y="17.875cm" svg:viewBox="0 0 1878 319" draw:points="0,319 1878,319 1878,0 0,0">
              <text:p/>
            </draw:polygon>
            <draw:polygon draw:style-name="gr2" draw:layer="layout" svg:width="1.877cm" svg:height="0.318cm" svg:x="13.117cm" svg:y="17.875cm" svg:viewBox="0 0 1878 319" draw:points="0,319 1878,319 1878,0 0,0">
              <text:p/>
            </draw:polygon>
          </draw:g>
          <draw:frame draw:style-name="gr42" draw:layer="layout" svg:width="1.877cm" svg:height="0.698cm" svg:x="13.117cm" svg:y="17.685cm">
            <draw:text-box>
              <text:p text:style-name="P2"><text:span text:style-name="T4">PMI</text:span></text:p>
            </draw:text-box>
          </draw:frame>
        </draw:g>
        <draw:g>
          <draw:polygon draw:style-name="gr46" draw:layer="layout" svg:width="0.339cm" svg:height="0.499cm" svg:x="3.557cm" svg:y="17.336cm" svg:viewBox="0 0 340 500" draw:points="83,415 0,414 166,500 336,419 251,417 257,84 340,85 174,0 4,81 89,82">
            <text:p/>
          </draw:polygon>
          <draw:polygon draw:style-name="gr2" draw:layer="layout" svg:width="0.339cm" svg:height="0.499cm" svg:x="3.557cm" svg:y="17.336cm" svg:viewBox="0 0 340 500" draw:points="83,415 0,414 166,500 336,419 251,417 257,84 340,85 174,0 4,81 89,82">
            <text:p/>
          </draw:polygon>
        </draw:g>
        <draw:g>
          <draw:polygon draw:style-name="gr47" draw:layer="layout" svg:width="0.339cm" svg:height="0.539cm" svg:x="6.739cm" svg:y="17.336cm" svg:viewBox="0 0 340 540" draw:points="89,458 4,459 173,540 340,455 257,456 251,82 336,81 167,0 0,85 83,84">
            <text:p/>
          </draw:polygon>
          <draw:polygon draw:style-name="gr2" draw:layer="layout" svg:width="0.339cm" svg:height="0.539cm" svg:x="6.739cm" svg:y="17.336cm" svg:viewBox="0 0 340 540" draw:points="89,458 4,459 173,540 340,455 257,456 251,82 336,81 167,0 0,85 83,84">
            <text:p/>
          </draw:polygon>
        </draw:g>
        <draw:g>
          <draw:polygon draw:style-name="gr48" draw:layer="layout" svg:width="0.337cm" svg:height="0.547cm" svg:x="10.727cm" svg:y="17.327cm" svg:viewBox="0 0 338 548" draw:points="86,465 2,465 170,548 338,463 254,464 251,82 336,82 167,0 0,84 83,84">
            <text:p/>
          </draw:polygon>
          <draw:polygon draw:style-name="gr2" draw:layer="layout" svg:width="0.337cm" svg:height="0.547cm" svg:x="10.727cm" svg:y="17.327cm" svg:viewBox="0 0 338 548" draw:points="86,465 2,465 170,548 338,463 254,464 251,82 336,82 167,0 0,84 83,84">
            <text:p/>
          </draw:polygon>
        </draw:g>
        <draw:g>
          <draw:polygon draw:style-name="gr49" draw:layer="layout" svg:width="0.339cm" svg:height="0.547cm" svg:x="13.883cm" svg:y="17.327cm" svg:viewBox="0 0 340 548" draw:points="89,465 4,466 173,548 340,462 257,463 251,82 336,81 167,0 0,85 83,84">
            <text:p/>
          </draw:polygon>
          <draw:polygon draw:style-name="gr2" draw:layer="layout" svg:width="0.339cm" svg:height="0.547cm" svg:x="13.883cm" svg:y="17.327cm" svg:viewBox="0 0 340 548" draw:points="89,465 4,466 173,548 340,462 257,463 251,82 336,81 167,0 0,85 83,84">
            <text:p/>
          </draw:polygon>
        </draw:g>
        <draw:g>
          <draw:g>
            <draw:polygon draw:style-name="gr50" draw:layer="layout" svg:width="2.54cm" svg:height="0.476cm" svg:x="2.467cm" svg:y="19.859cm" svg:viewBox="0 0 2541 477" draw:points="0,477 2541,477 2541,0 0,0">
              <text:p/>
            </draw:polygon>
            <draw:polygon draw:style-name="gr2" draw:layer="layout" svg:width="2.54cm" svg:height="0.476cm" svg:x="2.467cm" svg:y="19.859cm" svg:viewBox="0 0 2541 477" draw:points="0,477 2541,477 2541,0 0,0">
              <text:p/>
            </draw:polygon>
          </draw:g>
          <draw:frame draw:style-name="gr51" draw:layer="layout" svg:width="2.54cm" svg:height="0.698cm" svg:x="2.467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2" draw:layer="layout" svg:width="2.54cm" svg:height="0.476cm" svg:x="5.642cm" svg:y="19.859cm" svg:viewBox="0 0 2541 477" draw:points="0,477 2541,477 2541,0 0,0">
              <text:p/>
            </draw:polygon>
            <draw:polygon draw:style-name="gr2" draw:layer="layout" svg:width="2.54cm" svg:height="0.476cm" svg:x="5.642cm" svg:y="19.859cm" svg:viewBox="0 0 2541 477" draw:points="0,477 2541,477 2541,0 0,0">
              <text:p/>
            </draw:polygon>
          </draw:g>
          <draw:frame draw:style-name="gr51" draw:layer="layout" svg:width="2.54cm" svg:height="0.698cm" svg:x="5.642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3" draw:layer="layout" svg:width="2.54cm" svg:height="0.476cm" svg:x="9.61cm" svg:y="19.859cm" svg:viewBox="0 0 2541 477" draw:points="0,477 2541,477 2541,0 0,0">
              <text:p/>
            </draw:polygon>
            <draw:polygon draw:style-name="gr2" draw:layer="layout" svg:width="2.54cm" svg:height="0.476cm" svg:x="9.61cm" svg:y="19.859cm" svg:viewBox="0 0 2541 477" draw:points="0,477 2541,477 2541,0 0,0">
              <text:p/>
            </draw:polygon>
          </draw:g>
          <draw:frame draw:style-name="gr51" draw:layer="layout" svg:width="2.54cm" svg:height="0.698cm" svg:x="9.61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4" draw:layer="layout" svg:width="2.54cm" svg:height="0.476cm" svg:x="12.785cm" svg:y="19.859cm" svg:viewBox="0 0 2541 477" draw:points="0,477 2541,477 2541,0 0,0">
              <text:p/>
            </draw:polygon>
            <draw:polygon draw:style-name="gr2" draw:layer="layout" svg:width="2.54cm" svg:height="0.476cm" svg:x="12.785cm" svg:y="19.859cm" svg:viewBox="0 0 2541 477" draw:points="0,477 2541,477 2541,0 0,0">
              <text:p/>
            </draw:polygon>
          </draw:g>
          <draw:frame draw:style-name="gr51" draw:layer="layout" svg:width="2.54cm" svg:height="0.698cm" svg:x="12.785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5" draw:layer="layout" svg:width="12.7cm" svg:height="2.223cm" svg:x="2.399cm" svg:y="4.251cm" svg:viewBox="0 0 12701 2224" draw:points="0,2224 12701,2224 12701,0 0,0">
              <text:p/>
            </draw:polygon>
            <draw:polygon draw:style-name="gr2" draw:layer="layout" svg:width="12.7cm" svg:height="2.223cm" svg:x="2.399cm" svg:y="4.251cm" svg:viewBox="0 0 12701 2224" draw:points="0,2224 12701,2224 12701,0 0,0">
              <text:p/>
            </draw:polygon>
          </draw:g>
          <draw:frame draw:style-name="gr56" draw:layer="layout" svg:width="12.7cm" svg:height="2.223cm" svg:x="2.399cm" svg:y="4.251cm">
            <draw:text-box>
              <text:p text:style-name="P1"><text:span text:style-name="T5"><text:s text:c="11"/></text:span><text:span text:style-name="T5">SLURMCTLD</text:span></text:p>
            </draw:text-box>
          </draw:frame>
        </draw:g>
        <draw:g>
          <draw:g>
            <draw:polygon draw:style-name="gr57" draw:layer="layout" svg:width="2.858cm" svg:height="2.858cm" svg:x="4.66cm" svg:y="1.393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4.66cm" svg:y="1.393cm" svg:viewBox="0 0 2859 2859" draw:points="1112,1588 1112,2542 794,2542 1429,2859 2064,2542 1747,2542 1747,1588 2859,1588 2859,0 0,0 0,1588">
              <text:p/>
            </draw:polygon>
          </draw:g>
          <draw:frame draw:style-name="gr58" draw:text-style-name="P3" draw:layer="layout" svg:width="2.858cm" svg:height="1.588cm" svg:x="4.66cm" svg:y="1.393cm">
            <draw:text-box>
              <text:p text:style-name="P2"><text:span text:style-name="T6">Job </text:span><text:span text:style-name="T6"><text:line-break/></text:span><text:span text:style-name="T6">Queue</text:span></text:p>
            </draw:text-box>
          </draw:frame>
        </draw:g>
        <draw:g>
          <draw:g>
            <draw:polygon draw:style-name="gr59" draw:layer="layout" svg:width="5.503cm" svg:height="1.693cm" svg:x="9.278cm" svg:y="4.516cm" svg:viewBox="0 0 5504 1694" draw:points="0,1694 5504,1694 5504,0 0,0">
              <text:p/>
            </draw:polygon>
            <draw:polygon draw:style-name="gr2" draw:layer="layout" svg:width="5.503cm" svg:height="1.693cm" svg:x="9.278cm" svg:y="4.516cm" svg:viewBox="0 0 5504 1694" draw:points="0,1694 5504,1694 5504,0 0,0">
              <text:p/>
            </draw:polygon>
          </draw:g>
          <draw:frame draw:style-name="gr60" draw:layer="layout" svg:width="5.503cm" svg:height="1.693cm" svg:x="9.278cm" svg:y="4.516cm">
            <draw:text-box>
              <text:p text:style-name="P2"><text:span text:style-name="T7">Scheduler Plugin</text:span></text:p>
            </draw:text-box>
          </draw:frame>
        </draw:g>
        <draw:line draw:style-name="gr61" draw:layer="layout" svg:x1="2.421cm" svg:y1="5.963cm" svg:x2="1.833cm" svg:y2="8.358cm">
          <text:p/>
        </draw:line>
        <draw:line draw:style-name="gr61" draw:layer="layout" svg:x1="15.149cm" svg:y1="5.84cm" svg:x2="16.037cm" svg:y2="8.5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5" draw:display-name="Transparency_5" draw:style="radial" draw:cx="100%" draw:cy="100%" draw:start="65%" draw:end="65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10:54:33.192957348</meta:creation-date>
    <dc:date>2016-06-19T20:56:13.623884239</dc:date>
    <meta:editing-duration>PT1M58S</meta:editing-duration>
    <meta:editing-cycles>3</meta:editing-cycles>
    <meta:generator>LibreOffice/4.2.8.2$Linux_X86_64 LibreOffice_project/420m0$Build-2</meta:generator>
    <meta:document-statistic meta:object-count="210"/>
  </office:meta>
</office:document-meta>
</file>